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4000004CFF94920C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7.7cm" svg:x="1.047cm" svg:y="1cm">
          <draw:image xlink:href="Pictures/1000000000000484000004CFF94920C8.jpg" xlink:type="simple" xlink:show="embed" xlink:actuate="onLoad">
            <text:p/>
          </draw:image>
        </draw:frame>
        <draw:g>
          <draw:custom-shape draw:style-name="gr2" draw:text-style-name="P1" xml:id="id1" draw:id="id1" draw:layer="layout" svg:width="1.4cm" svg:height="0.8cm" svg:x="13cm" svg:y="15cm">
            <text:p text:style-name="P1">BSB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1.4cm" svg:height="0.8cm" svg:x="11.9cm" svg:y="16.5cm">
            <text:p text:style-name="P1">GYN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3cm" svg:y1="15.4cm" svg:x2="12.6cm" svg:y2="16.5cm" draw:start-shape="id1" draw:start-glue-point="3" draw:end-shape="id2" draw:end-glue-point="0" svg:d="M13000 15400c-267 0-400 366-400 1100" svg:viewBox="0 0 401 1101">
            <text:p/>
          </draw:connector>
          <draw:custom-shape draw:style-name="gr2" draw:text-style-name="P1" xml:id="id3" draw:id="id3" draw:layer="layout" svg:width="1.4cm" svg:height="0.8cm" svg:x="10.5cm" svg:y="14.6cm">
            <text:p text:style-name="P1">BG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1.4cm" svg:height="0.8cm" svg:x="5.6cm" svg:y="11.9cm">
            <text:p text:style-name="P1">PRV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2" draw:id="id12" draw:layer="layout" svg:width="1.4cm" svg:height="0.8cm" svg:x="11.4cm" svg:y="7.2cm">
            <text:p text:style-name="P1">BEL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5" draw:id="id15" draw:layer="layout" svg:width="1.4cm" svg:height="0.8cm" svg:x="18.5cm" svg:y="8.7cm">
            <text:p text:style-name="P1">NAT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1" draw:id="id11" draw:layer="layout" svg:width="1.4cm" svg:height="0.8cm" svg:x="19cm" svg:y="11.4cm">
            <text:p text:style-name="P1">MAC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4" draw:id="id14" draw:layer="layout" svg:width="1.4cm" svg:height="0.8cm" svg:x="9.8cm" svg:y="18.7cm">
            <text:p text:style-name="P1">CG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0" draw:id="id10" draw:layer="layout" svg:width="1.4cm" svg:height="0.8cm" svg:x="14.6cm" svg:y="17.6cm">
            <text:p text:style-name="P1">CNF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1.4cm" svg:height="0.8cm" svg:x="13.5cm" svg:y="20.8cm">
            <text:p text:style-name="P1">SAN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6" draw:id="id6" draw:layer="layout" svg:width="1.4cm" svg:height="0.8cm" svg:x="11.1cm" svg:y="21.5cm">
            <text:p text:style-name="P1">CUR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8" draw:id="id8" draw:layer="layout" svg:width="1.4cm" svg:height="0.8cm" svg:x="15.9cm" svg:y="20.6cm">
            <text:p text:style-name="P1">RRJ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9" draw:id="id9" draw:layer="layout" svg:width="1.4cm" svg:height="0.8cm" svg:x="16.7cm" svg:y="19.2cm">
            <text:p text:style-name="P1">PTP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4" draw:id="id4" draw:layer="layout" svg:width="1.4cm" svg:height="0.8cm" svg:x="12.5cm" svg:y="22.9cm">
            <text:p text:style-name="P1">BLU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1.4cm" svg:height="0.8cm" svg:x="12.9cm" svg:y="24.3cm">
            <text:p text:style-name="P1">FLO</text:p>
            <draw:enhanced-geometry svg:viewBox="0 0 21600 21600" draw:type="rectangle" draw:enhanced-path="M 0 0 L 21600 0 21600 21600 0 21600 0 0 Z N"/>
          </draw:custom-shape>
          <draw:connector draw:style-name="gr3" draw:text-style-name="P1" draw:layer="layout" draw:type="curve" svg:x1="11.2cm" svg:y1="15.4cm" svg:x2="12.6cm" svg:y2="16.5cm" draw:start-shape="id3" draw:start-glue-point="2" draw:end-shape="id2" draw:end-glue-point="0" svg:d="M11200 15400c0 825 1400 275 1400 1100" svg:viewBox="0 0 1401 1101">
            <text:p/>
          </draw:connector>
          <draw:connector draw:style-name="gr3" draw:text-style-name="P1" draw:layer="layout" draw:type="curve" svg:x1="13.9cm" svg:y1="23.3cm" svg:x2="14.3cm" svg:y2="24.7cm" draw:start-shape="id4" draw:start-glue-point="1" draw:end-shape="id5" draw:end-glue-point="1" svg:d="M13900 23300c1351 0 1151 1400 400 1400" svg:viewBox="0 0 991 1401">
            <text:p/>
          </draw:connector>
          <draw:connector draw:style-name="gr3" draw:text-style-name="P1" draw:layer="layout" draw:type="curve" svg:x1="12.5cm" svg:y1="21.9cm" svg:x2="13.2cm" svg:y2="22.9cm" draw:start-shape="id6" draw:start-glue-point="1" draw:end-shape="id4" draw:end-glue-point="0" svg:d="M12500 21900c467 0 700 333 700 1000" svg:viewBox="0 0 701 1001">
            <text:p/>
          </draw:connector>
          <draw:connector draw:style-name="gr3" draw:text-style-name="P1" draw:layer="layout" draw:type="curve" svg:x1="13.5cm" svg:y1="21.2cm" svg:x2="12.5cm" svg:y2="21.9cm" draw:start-shape="id7" draw:start-glue-point="3" draw:end-shape="id6" draw:end-glue-point="1" svg:d="M13500 21200c-750 0-250 700-1000 700" svg:viewBox="0 0 1001 701">
            <text:p/>
          </draw:connector>
          <draw:connector draw:style-name="gr3" draw:text-style-name="P1" draw:layer="layout" draw:type="curve" svg:x1="15.9cm" svg:y1="21cm" svg:x2="14.9cm" svg:y2="21.2cm" draw:start-shape="id8" draw:start-glue-point="3" draw:end-shape="id7" draw:end-glue-point="1" svg:d="M15900 21000c-750 0-250 200-1000 200" svg:viewBox="0 0 1001 201">
            <text:p/>
          </draw:connector>
          <draw:connector draw:style-name="gr3" draw:text-style-name="P1" draw:layer="layout" draw:type="curve" draw:line-skew="-0.326cm" svg:x1="18.1cm" svg:y1="19.6cm" svg:x2="17.3cm" svg:y2="21cm" draw:start-shape="id9" draw:start-glue-point="1" draw:end-shape="id8" draw:end-glue-point="1" svg:d="M18100 19600c262 0 662 1400-800 1400" svg:viewBox="0 0 1057 1401">
            <text:p/>
          </draw:connector>
          <draw:connector draw:style-name="gr3" draw:text-style-name="P1" draw:layer="layout" draw:type="curve" svg:x1="16cm" svg:y1="18cm" svg:x2="17.4cm" svg:y2="19.2cm" draw:start-shape="id10" draw:start-glue-point="1" draw:end-shape="id9" draw:end-glue-point="0" svg:d="M16000 18000c934 0 1400 400 1400 1200" svg:viewBox="0 0 1401 1201">
            <text:p/>
          </draw:connector>
          <draw:connector draw:style-name="gr3" draw:text-style-name="P1" draw:layer="layout" draw:type="curve" svg:x1="13.7cm" svg:y1="15.8cm" svg:x2="15.3cm" svg:y2="17.6cm" draw:start-shape="id1" draw:start-glue-point="2" draw:end-shape="id10" draw:end-glue-point="0" svg:d="M13700 15800c0 1350 1600 450 1600 1800" svg:viewBox="0 0 1601 1801">
            <text:p/>
          </draw:connector>
          <draw:connector draw:style-name="gr3" draw:text-style-name="P1" draw:layer="layout" draw:type="curve" svg:x1="19cm" svg:y1="11.8cm" svg:x2="12.8cm" svg:y2="7.6cm" draw:start-shape="id11" draw:start-glue-point="3" draw:end-shape="id12" draw:end-glue-point="1" svg:d="M19000 11800c-4650 0-1550-4200-6200-4200" svg:viewBox="0 0 6201 4201">
            <text:p/>
          </draw:connector>
          <draw:connector draw:style-name="gr3" draw:text-style-name="P1" draw:layer="layout" draw:type="curve" svg:x1="7cm" svg:y1="12.3cm" svg:x2="10.5cm" svg:y2="15cm" draw:start-shape="id13" draw:start-glue-point="1" draw:end-shape="id3" draw:end-glue-point="3" svg:d="M7000 12300c2625 0 875 2700 3500 2700" svg:viewBox="0 0 3501 2701">
            <text:p/>
          </draw:connector>
          <draw:connector draw:style-name="gr3" draw:text-style-name="P1" draw:layer="layout" draw:type="curve" svg:x1="6.3cm" svg:y1="12.7cm" svg:x2="10.5cm" svg:y2="18.7cm" draw:start-shape="id13" draw:start-glue-point="2" draw:end-shape="id14" draw:end-glue-point="0" svg:d="M6300 12700c0 4500 4200 1500 4200 6000" svg:viewBox="0 0 4201 6001">
            <text:p/>
          </draw:connector>
          <draw:connector draw:style-name="gr3" draw:text-style-name="P1" draw:layer="layout" draw:type="curve" draw:line-skew="0.05cm" svg:x1="12.1cm" svg:y1="8cm" svg:x2="12.6cm" svg:y2="16.5cm" draw:start-shape="id12" draw:start-glue-point="2" draw:end-shape="id2" draw:end-glue-point="0" svg:d="M12100 8000c0 6450 500 2200 500 8500" svg:viewBox="0 0 501 8501">
            <text:p/>
          </draw:connector>
          <draw:connector draw:style-name="gr3" draw:text-style-name="P1" draw:layer="layout" draw:type="curve" svg:x1="19.7cm" svg:y1="11.4cm" svg:x2="19.2cm" svg:y2="9.5cm" draw:start-shape="id11" draw:start-glue-point="0" draw:end-shape="id15" draw:end-glue-point="2" svg:d="M19700 11400c0-1425-500-475-500-1900" svg:viewBox="0 0 501 1901">
            <text:p/>
          </draw:connector>
          <draw:connector draw:style-name="gr3" draw:text-style-name="P1" draw:layer="layout" draw:type="curve" svg:x1="11.2cm" svg:y1="19.1cm" svg:x2="12.6cm" svg:y2="17.3cm" draw:start-shape="id14" draw:start-glue-point="1" draw:end-shape="id2" draw:end-glue-point="2" svg:d="M11200 19100c934 0 1400-600 1400-1800" svg:viewBox="0 0 1401 1801">
            <text:p/>
          </draw:connector>
        </draw:g>
        <draw:g>
          <draw:frame draw:style-name="gr4" draw:text-style-name="P2" draw:layer="layout" svg:width="6.814cm" svg:height="2.384cm" svg:x="13.3cm" svg:y="1.138cm">
            <draw:text-box>
              <text:p text:style-name="P2"><text:span text:style-name="T1">Partida:</text:span><text:span text:style-name="T2"> </text:span><text:span text:style-name="T3">Florianópolis</text:span></text:p>
              <text:p text:style-name="P2"><text:span text:style-name="T1">Somatório:</text:span><text:span text:style-name="T2"> </text:span><text:span text:style-name="T3">10779</text:span><text:span text:style-name="T2"> km</text:span></text:p>
              <text:p text:style-name="P2"><text:span text:style-name="T1">Método:</text:span><text:span text:style-name="T2"> Gulos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8:42:00.552843487</meta:creation-date>
    <dc:date>2015-06-25T23:11:50.375995807</dc:date>
    <meta:editing-duration>PT1M15S</meta:editing-duration>
    <meta:editing-cycles>3</meta:editing-cycles>
    <meta:generator>LibreOffice/4.2.8.2$Linux_X86_64 LibreOffice_project/420m0$Build-2</meta:generator>
    <meta:document-statistic meta:object-count="34"/>
  </office:meta>
</office:document-meta>
</file>